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ource Code Pro" svg:font-family="'Source Code Pro'" style:font-pitch="variable"/>
    <style:font-face style:name="Source Code Pro Black" svg:font-family="'Source Code Pro Black'" style:font-pitch="variable"/>
    <style:font-face style:name="Source Code Pro Black1" svg:font-family="'Source Code Pro Black'" style:font-adornments="Bold Italic" style:font-pitch="variable"/>
    <style:font-face style:name="Source Code Pro Black2" svg:font-family="'Source Code Pro Blac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Source Code Pro" fo:font-size="10pt" style:font-size-asian="10pt" style:font-size-complex="10pt"/>
    </style:style>
    <style:style style:name="P2" style:family="paragraph" style:parent-style-name="Text_20_body">
      <style:text-properties style:font-name="Source Code Pro" fo:font-size="10pt" style:font-size-asian="10pt" style:font-size-complex="10pt"/>
    </style:style>
    <style:style style:name="P3" style:family="paragraph" style:parent-style-name="Heading_20_4">
      <style:text-properties style:font-name="Source Code Pro" fo:font-size="10pt" style:font-size-asian="10pt" style:font-size-complex="10pt"/>
    </style:style>
    <style:style style:name="P4" style:family="paragraph" style:parent-style-name="Heading_20_4">
      <style:text-properties fo:font-weight="bold" style:font-weight-asian="bold" style:font-weight-complex="bold"/>
    </style:style>
    <style:style style:name="P5" style:family="paragraph" style:parent-style-name="Text_20_body">
      <style:text-properties style:font-name="Source Code Pro" fo:font-size="10pt" style:font-size-asian="10pt" style:font-size-complex="10pt"/>
    </style:style>
    <style:style style:name="P6" style:family="paragraph" style:parent-style-name="Text_20_body">
      <style:text-properties fo:font-weight="normal" style:font-weight-asian="normal" style:font-weight-complex="normal"/>
    </style:style>
    <style:style style:name="T1" style:family="text">
      <style:text-properties style:font-name="Source Code Pro Black"/>
    </style:style>
    <style:style style:name="T2" style:family="text">
      <style:text-properties fo:font-weight="bold" style:font-weight-asian="bold" style:font-weight-complex="bold"/>
    </style:style>
    <style:style style:name="T3" style:family="text">
      <style:text-properties style:font-name="Source Code Pro Black2"/>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0000ff"/>
    </style:style>
    <style:style style:name="T8" style:family="text">
      <style:text-properties fo:color="#ff0000"/>
    </style:style>
    <style:style style:name="T9" style:family="text">
      <style:text-properties style:font-name="Source Code Pro" fo:font-size="10pt" style:font-size-asian="10pt" style:font-size-complex="10pt"/>
    </style:style>
    <style:style style:name="T10" style:family="text">
      <style:text-properties style:font-name="Source Code Pro" fo:font-size="10pt" fo:font-weight="bold" style:font-size-asian="10pt" style:font-weight-asian="bold" style:font-size-complex="10pt" style:font-weight-complex="bold"/>
    </style:style>
    <style:style style:name="T11" style:family="text">
      <style:text-properties style:font-name="Source Code Pro"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Text_20_body">The order execution system (OES) coordinates <text:s/>material movement for a facility's order fulfillment process. <text:s/>It breaks down orders into a physical work plan using four fundamental model concepts: item, container, location and work instruction. <text:s/>There are two major flows in the OES: inbound order processing for purchase orders and outbound order handling for sales orders. <text:s/>This document is an overview of these processes.</text:p>
      <text:h text:style-name="Heading_20_1" text:outline-level="1">Outbound Processes</text:h>
      <text:p text:style-name="Text_20_body">There are several outbound pick processes, and we can mix-and-match them to some extent. <text:s/>There are two broad material handling categories: case and sub-case picking. <text:s/>In sub-case picking the facility breaks down the inbound items into new outbound items. <text:s/>E.g. An inbound 24-count case that contains 12oz shampoo gets broken down at the storage location and picked outbound in eaches. <text:s/>In case picking, the inbound and outbound items remain intact.</text:p>
      <text:h text:style-name="Heading_20_2" text:outline-level="2"><text:span text:style-name="T1">S</text:span><text:span text:style-name="T3">u</text:span><text:span text:style-name="T1">b</text:span>-Case Pick Strategies</text:h>
      <text:h text:style-name="Heading_20_3" text:outline-level="3">Pick to Outbound Shipping Container</text:h>
      <text:p text:style-name="Text_20_body">This is the simplest pick strategy since the picks go directly into the outbound shipping container - usually a small-medium sized box. <text:s/>At a high-level, the shipping containers will pass most (or all) facility locations as workers pick items into them. <text:s/>This pick strategy requires a terminal under the shipping container, so it will require either a CHE that has one terminal mounted under each container position.</text:p>
      <text:h text:style-name="Heading_20_4" text:outline-level="4">Single Work Area:</text:h>
      <text:p text:style-name="Text_20_body">All locations for the outbound orders fall into a single work area, and that <text:s/>also means all workers will work in a single work area. <text:s/>In this setup, CHEs and workers must be able to pass each other since the next pick for a worker (WorkerA) may be ahead of the worker in front of them (WorkerB). <text:s/>Also, since there is more than one worker in a pick area, each picker will need their own pick ID color. <text:s/>The terminals will blink this color to indicate that worker's pick. <text:s/>The outbound shipping container must have a scannable, unique ID. <text:s/>This can either be a preprinted carrier label (when the label ID was downloaded with the order), or it must be a one-time, unique ID. <text:s/>In the case of a one-time ID, the system will match the container one-time ID to the sales order it matches to the order.</text:p>
      <text:p text:style-name="Text_20_body"/>
      <text:p text:style-name="Text_20_body">IMPORT ORDERS (see <text:a xlink:type="simple" xlink:href="#3.Order Import Processes|outline"><text:span text:style-name="T7">ORDER IMPORT PROCESS</text:span></text:a>)</text:p>
      <text:p text:style-name="Text_20_body">GROUP ORDERS FOR WORK (see <text:a xlink:type="simple" xlink:href="#3.Order Grouping Process|outline"><text:span text:style-name="T7">ORDER GROUPING PROCESS</text:span></text:a>)</text:p>
      <text:p text:style-name="Text_20_body">RELEASE ORDERS TO PRODUCTION (see <text:a xlink:type="simple" xlink:href="#2.2.Release Orders to Production|outline"><text:span text:style-name="T7">ORDER RELEASE PROCESS</text:span></text:a>) </text:p>
      <text:p text:style-name="Text_20_body">WORKERS CHECK OUT SCANNERS (see <text:a xlink:type="simple" xlink:href="#2.3.Worker Begin Shift Process|outline"><text:span text:style-name="T7">WORKER BEGIN SHIFT PROCESS</text:span></text:a>)</text:p>
      <text:p text:style-name="Text_20_body">WORKER COLLECTS A CHE, POWERS UP THE TERMINALS</text:p>
      <text:p text:style-name="Text_20_body">WORKER SETS UP CHE (see <text:a xlink:type="simple" xlink:href="#2.6.Outbound Orders Cart/CHE Setup|outline"><text:span text:style-name="T7">CHE SETUP PROCESS</text:span></text:a>)</text:p>
      <text:p text:style-name="Text_20_body"><text:soft-page-break/>CHE MASTER TERMINAL BLINKS WORKER'S PICK ID COLOR</text:p>
      <text:p text:style-name="Text_20_body">WORKER VISUAL SCANS AISLE END-CAP INDICATORS, LOOKS FOR FIRST PICK AISLE</text:p>
      <text:p text:style-name="Text_20_body">WORKER ENTERS AISLE WITH CHE</text:p>
      <text:p text:style-name="Text_20_body">WORKER VISUAL SCANS AISLE FOR NEXT PICK ITEM LOCATION</text:p>
      <text:p text:style-name="Text_20_body">WORKER MOVES TO NEXT PICK ITEM LOCATION</text:p>
      <text:p text:style-name="Text_20_body">WORKER CHECKS CHE MASTER TERMINAL TOTAL REQUIRED ITEM QUANTITY</text:p>
      <text:p text:style-name="Text_20_body"><text:span text:style-name="T8">POTENTIAL OUT OF STOCK EXCEPTION</text:span> (see <text:span text:style-name="T7">OUT OF STOCK EXCEPTION HANDLING</text:span>)</text:p>
      <text:p text:style-name="Text_20_body">WORKER PICKS TOTAL REQUIRED ITEM QUANTITY FROM LOCATION</text:p>
      <text:p text:style-name="Text_20_body">FOR EACH CHE CONTAINER WITH AN ACTIVE PICK:</text:p>
      <text:p text:style-name="Text_20_body"><text:tab/><text:span text:style-name="T8">POTENTIAL CONTAINER FULL EXCEPTION</text:span> (see <text:span text:style-name="T7">CONTAINER FULL EXCEPTION</text:span>)</text:p>
      <text:p text:style-name="Text_20_body"><text:tab/>PUT REQUIRED QUANTITY INTO CONTAINER</text:p>
      <text:p text:style-name="Text_20_body"><text:tab/>CONFIRM WORK INSTUCTION COMPLETE</text:p>
      <text:p text:style-name="Text_20_body"><text:tab/>TERMINAL PICK INDICATION BECOME DIMMED</text:p>
      <text:p text:style-name="Text_20_body">END</text:p>
      <text:p text:style-name="Text_20_body">POTENTIAL LAST PICK AUDIT OPTION (see <text:span text:style-name="T7">PICK AUDIT OPTION</text:span>)</text:p>
      <text:p text:style-name="Text_20_body">PICK REMAINING ITEMS ON AISLE</text:p>
      <text:p text:style-name="Text_20_body">REPEAT AISLE PROCESS FOR ALL AISLES</text:p>
      <text:p text:style-name="Text_20_body">UNLOAD CHE CONTAINERS INTO STAGING</text:p>
      <text:p text:style-name="Text_20_body"><text:span text:style-name="T8">POTENTIAL ORDER INCOMPLETE EXCEPTION</text:span> (see <text:span text:style-name="T7">INCOMPLETE ORDER EXCEPTION</text:span>)</text:p>
      <text:p text:style-name="Text_20_body"/>
      <text:h text:style-name="Heading_20_3" text:outline-level="3">Pick to Intermediate Tote</text:h>
      <text:p text:style-name="P1"/>
      <text:p text:style-name="Text_20_body">Single tote order pick</text:p>
      <text:p text:style-name="Text_20_body"/>
      <text:p text:style-name="Text_20_body"><text:tab/>Single work area handling</text:p>
      <text:p text:style-name="Text_20_body"><text:tab/><text:tab/>Single picker</text:p>
      <text:p text:style-name="Text_20_body"><text:tab/><text:tab/>Pick-and-pass</text:p>
      <text:p text:style-name="Text_20_body"><text:tab/>Multiple work area handling</text:p>
      <text:p text:style-name="Text_20_body"><text:tab/><text:tab/>Single picker</text:p>
      <text:p text:style-name="Text_20_body"><text:tab/><text:tab/>Pick-and-pass</text:p>
      <text:p text:style-name="Text_20_body"/>
      <text:p text:style-name="Text_20_body">Combined tote order pick</text:p>
      <text:p text:style-name="Text_20_body"/>
      <text:p text:style-name="Text_20_body"><text:tab/>Multiple work area handling</text:p>
      <text:p text:style-name="Text_20_body"><text:tab/><text:tab/>Single picker</text:p>
      <text:p text:style-name="Text_20_body"><text:tab/><text:tab/>Pick-and-pass</text:p>
      <text:p text:style-name="Text_20_body"/>
      <text:p text:style-name="Text_20_body">Full-case strategies</text:p>
      <text:p text:style-name="Text_20_body"><text:soft-page-break/>Full-pallet strategies</text:p>
      <text:p text:style-name="Standard"/>
      <text:h text:style-name="Heading_20_2" text:outline-level="2">Order Import Process</text:h>
      <text:p text:style-name="Text_20_body">The order import process is how the raw orders enter the system so that later it can break them down into the work instructions to move material. <text:s/>There are two main order import methods: Dropbox file import, and a RESTful interface for system-to-system connections.</text:p>
      <text:h text:style-name="Heading_20_3" text:outline-level="3">Dropbox</text:h>
      <text:p text:style-name="Text_20_body">Dropbox is a cloud-based file sharing service that provides an application-specific API so that third party applications can connect to your Dropbox shares. <text:s/>When the system starts it checks that each facility has Dropbox service record for that facility. <text:s/>Initially, that service record will show "unlinked" and if you do not need Dropbox service you can leave it like that since the system will not attempt to contact Dropbox for any unlinked facilities. <text:s/>If you do wish to link the facility to your Dropbox service and the facility's service record shows "unlinked" then right-click on the service record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your Dropbox account to the Codeshelf system and will send the system a token that allows the system to connect to your Dropbox account. <text:s/>(The system can only see the contents of the Codeshelf system directory and nothing else.) <text:s/>The Dropbox service record will show "linking" until you approve the request and we can link to it at which point the record will show "linked" or "link failed."</text:p>
      <text:p text:style-name="Text_20_body">Once linked to your Dropbox account the system will create an Codeshelf application directory. <text:s/>It will also create a subdirectory called FACILITY_&lt;<text:span text:style-name="T5">facility name</text:span>&gt; where &lt;<text:span text:style-name="T5">facility name</text:span>&gt; is the name of the facility you just linked. <text:s/>Inside the FACILITY_&lt;<text:span text:style-name="T5">facility name</text:span>&gt; subdirectory it will create two more subdirectories: <text:span text:style-name="T5">import</text:span> and <text:span text:style-name="T5">export</text:span>.</text:p>
      <text:p text:style-name="Text_20_body">Also, 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Heading_20_4" text:outline-level="4">Sales Orders</text:h>
      <text:p text:style-name="P2">The system will attempt to import any valid CSV file with a ".csv" extension. <text:s/>It will load the first row as a header row and read each column of that row and attempt to map the column contents to an order property (such as orderId). The columns can appear in any order as long as the header name matches a valid order property name.</text:p>
      <text:p text:style-name="P2">The order properties are:</text:p>
      <text:p text:style-name="P2">(Required fields are bold)</text:p>
      <text:p text:style-name="Text_20_body"><text:span text:style-name="T10">orderId</text:span><text:span text:style-name="T9"><text:tab/><text:tab/><text:tab/>String</text:span></text:p>
      <text:p text:style-name="Text_20_body"><text:soft-page-break/><text:span text:style-name="T10">orderDetailId</text:span><text:span text:style-name="T9"><text:tab/><text:tab/>String</text:span></text:p>
      <text:p text:style-name="Text_20_body"><text:span text:style-name="T10">orderDate</text:span><text:span text:style-name="T9"><text:tab/><text:tab/><text:tab/>Timestamp</text:span></text:p>
      <text:p text:style-name="Text_20_body"><text:span text:style-name="T10">dueDate</text:span><text:span text:style-name="T9"><text:tab/><text:tab/><text:tab/>Timestamp</text:span></text:p>
      <text:p text:style-name="P2">orderGroupId<text:tab/><text:tab/>String</text:p>
      <text:p text:style-name="P2">accountId<text:tab/><text:tab/><text:tab/>String</text:p>
      <text:p text:style-name="P2">destinationId<text:tab/><text:tab/>String</text:p>
      <text:p text:style-name="Text_20_body"><text:span text:style-name="T10">itemId</text:span><text:span text:style-name="T9"><text:tab/><text:tab/><text:tab/>String</text:span></text:p>
      <text:p text:style-name="P2">description<text:tab/><text:tab/><text:tab/>String</text:p>
      <text:p text:style-name="Text_20_body"><text:span text:style-name="T10">quantity</text:span><text:span text:style-name="T9"><text:tab/><text:tab/><text:tab/>Float</text:span></text:p>
      <text:p text:style-name="Text_20_body"><text:span text:style-name="T10">uomId</text:span><text:span text:style-name="T9"><text:tab/><text:tab/><text:tab/><text:tab/>String</text:span></text:p>
      <text:h text:style-name="Heading_20_4" text:outline-level="4">Purchase Orders</text:h>
      <text:p text:style-name="P2">Not yet supported.</text:p>
      <text:h text:style-name="Heading_20_3" text:outline-level="3">RESTful</text:h>
      <text:p text:style-name="Text_20_body">Not yet supported.</text:p>
      <text:h text:style-name="Heading_20_4" text:outline-level="4">Sales Orders</text:h>
      <text:h text:style-name="P3" text:outline-level="4">Purchase Orders</text:h>
      <text:h text:style-name="Heading_20_2" text:outline-level="2">Order Grouping Process</text:h>
      <text:p text:style-name="Text_20_body">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Heading_20_3" text:outline-level="3">Automatic Grouping</text:h>
      <text:p text:style-name="Text_20_body">There is a system parameter that indicates what (if any) order import properties should be part of automatic order grouping on import.</text:p>
      <text:h text:style-name="Heading_20_3" text:outline-level="3">Manual Grouping</text:h>
      <text:p text:style-name="Text_20_body">If the system has no automatic order grouping parameters then the user can go to the Order Grouping Tool to group uncompleted orders.</text:p>
      <text:h text:style-name="Heading_20_2" text:outline-level="2">Release Orders to Production</text:h>
      <text:p text:style-name="Text_20_body">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Heading_20_3" text:outline-level="3">Manual Releasing</text:h>
      <text:p text:style-name="Text_20_body">The shift manager should only release orders to production for the current <text:soft-page-break/>shift. <text:s/>The Order Release Tool allows the shift manager to select unrelease order groups and release them to production.</text:p>
      <text:h text:style-name="Heading_20_3" text:outline-level="3">Automatic Releasing</text:h>
      <text:p text:style-name="Text_20_body">Not supported at this time. </text:p>
      <text:h text:style-name="Heading_20_2" text:outline-level="2">Worker Begin Shift Process</text:h>
      <text:p text:style-name="Text_20_body">When a worker shows up for a shift they go to the shift managers office to "check out" a scanner that uniquely identifies them in the facility for that shift.</text:p>
      <text:h text:style-name="Heading_20_3" text:outline-level="3">Worker-Selected Work Area Assignment</text:h>
      <text:p text:style-name="Text_20_body">After the user checks out their scanner, they can "login" to any work area. <text:s/>The user goes to any master terminal in the work areas and scans the terminal's ID. <text:s/>If the user is not currently logged into this area, then the system will walk them through a login into this work area (that may include a step that deals with the possibility that they are stilled logged into another work area). <text:s/>If the user is currently logged into this work area then the system will walk them through a logout from this work area.</text:p>
      <text:h text:style-name="Heading_20_3" text:outline-level="3">Fixed Work Area Assignment</text:h>
      <text:p text:style-name="P2">When the user checks out their scanner they get a fixed work area assignment, and they must work in that area. <text:s/>If they attempt to use their scanner to do work in any other area they will get an error message to direct them back to their assigned work area.</text:p>
      <text:h text:style-name="Heading_20_2" text:outline-level="2">CHE/Cart Setup (Outbound Orders)</text:h>
      <text:p text:style-name="P2">At shift start or after completing the last pick cycle the worker returns to the work area collection point with a Cart/CHE.</text:p>
      <text:h text:style-name="Heading_20_3" text:outline-level="3">Preassigned Container IDs</text:h>
      <text:p text:style-name="P2">When the work area uses preassigned container IDs the system already knows what orders belong to the ID. <text:s/>The worker selects containers from the work area's inbound collection point, and puts them into a CHE position. <text:s/>Once the CHE is fully loaded for the picking operation, the worker starts the logical setup process. <text:s/>The worker scans the terminal ID in the first CHE position. <text:s/>The worker then scans the first position's container ID. <text:s/>At this point the system knows what container is in what CHE position. <text:s/>The terminal will indicate a matched set, and the worker will move to the next terminal. </text:p>
      <text:h text:style-name="Heading_20_3" text:outline-level="3">Unassigned Container IDs</text:h>
      <text:p text:style-name="P2">When the work area uses one-time container IDs the system does not know what orders belong to what containers. <text:s/>After the user scans the container ID, the system will search for suitable work to put in that container. <text:s/>Since the worker loads the CHE without regard to orders there is a possibility that there will be no orders to associate to the CHE's remaining, unassigned containers. <text:s/>The master terminal will indicate setup completion, and the worker will proceed to the pick process.</text:p>
      <text:h text:style-name="Heading_20_1" text:outline-level="1"><text:soft-page-break/>Work Strategies</text:h>
      <text:h text:style-name="Heading_20_2" text:outline-level="2">Pick to Outbound Shipping Container (Serial Picking)</text:h>
      <text:p text:style-name="Text_20_body">The process to create work instructions for serial picking into an outbound shipping container is straightforward. <text:s/>The process starts with the first WIP container and it will pass from work-area-to-work-area and within each work area it will pass location-to-location until the worker has picked every item in the work area. <text:s/>When the last WIP container from the order has exited the last work area, the order is complete.</text:p>
      <text:h text:style-name="Heading_20_3" text:outline-level="3">Preassigned Container ID, N Containers</text:h>
      <text:p text:style-name="Text_20_body">In this case the container ID - order match is already known by the system before the work starts. <text:s/>In this case there is a one-to-one match between the location that holds an item and the container that will hold the item for the order. <text:s/>When a shift manager releases an order to production, the work instructions for that order will each flow into the work queue for the work area.</text:p>
      <text:h text:style-name="Heading_20_3" text:outline-level="3">Reusable Container IDs, N Containers</text:h>
      <text:p text:style-name="Text_20_body">Reusable containers must be recycled back into service, either manually, or automatically before use. <text:s/>After recycling, the reusable container ID picking works just like one-time container ID picking.</text:p>
      <text:h text:style-name="Heading_20_3" text:outline-level="3">One-time Container IDs, N Containers</text:h>
      <text:p text:style-name="Text_20_body">In this case the system encounters a container ID when the worker scans it, and if the container has no order associated with it, the system must select an order and assign it to the container. <text:s/>There is only ever one WIP container for an order in serial picking. <text:s/>The system breaks down the order into work instructions just like the preassigned container ID case above.</text:p>
      <text:h text:style-name="Heading_20_2" text:outline-level="2">Pick to Intermediate Containers (Serial Picking)</text:h>
      <text:p text:style-name="Text_20_body">The process to create work instructions for serial picking into intermediate containers somewhat straightforward. <text:s/>An intermediate container will pass item locations, in order, until A) the container is full or B) the order is complete.</text:p>
      <text:h text:style-name="Heading_20_3" text:outline-level="3">Preassigned Container ID, N Containers</text:h>
      <text:p text:style-name="Text_20_body">In this case the container ID - order match is already known by the system before the work starts. <text:s/>In this case there is a one-to-one match between the location that holds an item and the container that will hold the item for the order. <text:s/>When a shift manager releases an order to production, the work instructions for that order will each flow into the work queue for the work area.</text:p>
      <text:h text:style-name="Heading_20_3" text:outline-level="3">Reusable Container IDs</text:h>
      <text:p text:style-name="Text_20_body">Reusable containers must be recycled back into service, either manually, or automatically before use. <text:s/>After recycling, the reusable container ID picking works just like one-time container ID picking.</text:p>
      <text:h text:style-name="Heading_20_3" text:outline-level="3">One-time Container IDs, N Containers</text:h>
      <text:p text:style-name="Text_20_body">In this case the system encounters a container ID when the worker scans it, <text:soft-page-break/>and if the container has no order associated with it, the system must select one.</text:p>
      <text:h text:style-name="Heading_20_2" text:outline-level="2">Pick to Intermediate Containers (Parallel Picking)</text:h>
      <text:p text:style-name="Text_20_body">The process to create work instructions for parallel picking into intermediate containers is somewhat complex. <text:s/>There will be one container for each work area that has items for the order. <text:s/>That container will then pass item locations for items in that work area. <text:s/>When completed, the intermediate containers will move to a pack station where items will get packed into an outbound shipping container.</text:p>
      <text:h text:style-name="Heading_20_1"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2">Container</text:span>: </text:h>
      <text:p text:style-name="Text_20_body">Anything in the facility that can hold one or more items or other containers. <text:s/>Examples are tote, case, pallet, trailer, etc. <text:s/>A container <text:span text:style-name="T5">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its characteristics. <text:s/>For this reason, all one-time container ID must use the Property Encoded Container ID.</text:p>
      <text:h text:style-name="Heading_20_4" text:outline-level="4">Container Handler Equipment (CHE):<text:span text:style-name="T4"> </text:span></text:h>
      <text:p text:style-name="Text_20_body"><text:span text:style-name="T4">Equipment that can hold and move one or more containers. <text:s/>E.g. fork truck, pallet jack, cart, conveyor, etc.</text:span></text:p>
      <text:h text:style-name="P4" text:outline-level="4">CHE Position:</text:h>
      <text:p text:style-name="Text_20_body"><text:span text:style-name="T4">A place on the CHE where a terminal and container can go together as an atomic unit. <text:s/>For fixed terminals there will be a fixed container position. <text:s/>For mobile terminals it's up to the worker to arrange terminals and containers together on the CHE.</text:span></text:p>
      <text:h text:style-name="P4" text:outline-level="4">Property Encoded Container ID:</text:h>
      <text:p text:style-name="Text_20_body"><text:span text:style-name="T4">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ext:span><text:soft-page-break/><text:span text:style-name="T4">time the system scans an @ID code it knows it's scanned a one-time container ID and it knows what kind of container it is.</text:span></text:p>
      <text:h text:style-name="Heading_20_4" text:outline-level="4"><text:span text:style-name="T2">Item</text:span>:</text:h>
      <text:p text:style-name="Text_20_body">The facility's atomic unit of goods, AKA a SKU. <text:s/>An item cannot be broken down further - it is the most basic unit of good. <text:s/>It has a unit of measure (UoM) class that is either countable (e.g. EA) or weighable (e.g. KG). <text:s/>N.B. Different items may refer to the same end product. <text:s/>Each prepackaged, trackable unit of containment the facility can receive or ship is a separate item: Shampoo 12oz bootle in each, case of 12, case of 24, etc. Items have a status of: ACTIVE, INACTIVE, HELD.</text:p>
      <text:h text:style-name="Heading_20_4" text:outline-level="4"><text:span text:style-name="T2">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Path:<text:span text:style-name="T4"> </text:span></text:h>
      <text:p text:style-name="Text_20_body"><text:span text:style-name="T4">A valid, safe, </text:span><text:span text:style-name="T6">directional</text:span><text:span text:style-name="T4"> path that CHEs can make through a facility. <text:s/>A path is made of path segments that run along the front face of a location (mainly aisles). <text:s/>Each path segment has travel directional that applies when it's only sensible or safe to travel in one direction along the segment. </text:span></text:p>
      <text:h text:style-name="Heading_20_4" text:outline-level="4"><text:span text:style-name="T2">Parallel Picking:</text:span></text:h>
      <text:p text:style-name="P6">Orders get picked into multiple, intermediate containers (usually totes) in different work areas at the same time. <text:s/>At completion the intermediate totes arrive at a single location for packing into the outbound shipping container.</text:p>
      <text:h text:style-name="P4" text:outline-level="4">Serial Picking:</text:h>
      <text:p text:style-name="P6">Orders get picked into one container only until that container is complete. <text:s/>Serial picking applies to intermediate and outbound shipping container picking.</text:p>
      <text:h text:style-name="Heading_20_4" text:outline-level="4"><text:span text:style-name="T2">Work Area</text:span>: </text:h>
      <text:p text:style-name="Text_20_body"><text:span text:style-name="T4">A collection of locations where one or more workers process work instructions.</text:span></text:p>
      <text:h text:style-name="Heading_20_4" text:outline-level="4"><text:span text:style-name="T2">Work Instruction</text:span>: </text:h>
      <text:p text:style-name="Standard">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Standard">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text:soft-page-break/>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4"> </text:span></text:h>
      <text:p text:style-name="Text_20_body"><text:span text:style-name="T4">Mainly the order of execution for work instructions.</text:span></text:p>
      <text:h text:style-name="Heading_20_4" text:outline-level="4"><text:span text:style-name="T2">Worker</text:span>: </text:h>
      <text:p text:style-name="Text_20_body">Handles work instructions for manual material movement.</text:p>
      <text:h text:style-name="Heading_20_4" text:outline-level="4"><text:span text:style-name="T9">Terminal:</text:span><text:span text:style-name="T11"> </text:span></text:h>
      <text:p text:style-name="Text_20_body"><text:span text:style-name="T11">Any device presents work instructions to the worker or collects process/exception information from the wor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ource Code Pro" svg:font-family="'Source Code Pro'" style:font-pitch="variable"/>
    <style:font-face style:name="Source Code Pro Black" svg:font-family="'Source Code Pro Black'" style:font-pitch="variable"/>
    <style:font-face style:name="Source Code Pro Black1" svg:font-family="'Source Code Pro Black'" style:font-adornments="Bold Italic" style:font-pitch="variable"/>
    <style:font-face style:name="Source Code Pro Black2" svg:font-family="'Source Code Pro Blac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in" fo:margin-right="0in" fo:margin-top="0in" fo:margin-bottom="0in"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paragraph-properties fo:margin-top="0in" fo:margin-bottom="0.0799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Source Code Pro Black" fo:font-size="115%" fo:font-style="normal" fo:font-weight="900"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paragraph-properties fo:margin="100%" fo:margin-left="0.2in" fo:margin-right="0in" fo:margin-top="0.1in" fo:margin-bottom="0in" fo:text-indent="0in" style:auto-text-indent="false">
        <style:tab-stops/>
      </style:paragraph-properties>
      <style:text-properties style:font-name="Source Code Pro Black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paragraph-properties fo:margin="100%" fo:margin-left="0.4in" fo:margin-right="0in" fo:margin-top="0.1in" fo:margin-bottom="0in" fo:text-indent="0in" style:auto-text-indent="false"/>
      <style:text-properties style:font-name="Source Code Pro"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paragraph-properties fo:margin="100%" fo:margin-left="0.5in" fo:margin-right="0in" fo:margin-top="0.2in" fo:margin-bottom="0in" fo:text-indent="0in" style:auto-text-indent="false">
        <style:tab-stops/>
      </style:paragraph-properties>
      <style:text-properties style:font-name="Source Code Pro"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2-09-29T16:55:49</dc:date>
    <meta:editing-duration>P4DT2H50M16S</meta:editing-duration>
    <meta:editing-cycles>35</meta:editing-cycles>
    <meta:generator>OpenOffice.org/3.4.1$Unix OpenOffice.org_project/341m1$Build-9593</meta:generator>
    <meta:document-statistic meta:table-count="0" meta:image-count="0" meta:object-count="0" meta:page-count="9" meta:paragraph-count="155" meta:word-count="3088" meta:character-count="18932"/>
  </office:meta>
</office:document-meta>
</file>